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5-05-07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5-01-3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4-10-0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4-06-05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4-03-2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3-12-1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1432" calcext:value-type="float">
            <text:p>62.5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3-09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3-05-3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3-03-1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3264" calcext:value-type="float">
            <text:p>59.6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2-12-19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2-09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2-07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30944" calcext:value-type="float">
            <text:p>60.1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2-05-1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2-01-19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4992" calcext:value-type="float">
            <text:p>60.5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1-11-1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1-09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0472" calcext:value-type="float">
            <text:p>62.4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1-07-2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1-05-1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1-03-2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1-01-1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9528" calcext:value-type="float">
            <text:p>59.4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0-11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0-09-0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0-07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6632" calcext:value-type="float">
            <text:p>58.3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0-04-09 0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20-01-0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9448" calcext:value-type="float">
            <text:p>58.8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9-11-13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7272" calcext:value-type="float">
            <text:p>59.7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9-09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9-07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9-05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9-03-14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12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5248" calcext:value-type="float">
            <text:p>59.5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10-17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1984" calcext:value-type="float">
            <text:p>60.8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08-15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06-27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3248" calcext:value-type="float">
            <text:p>58.7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04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03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1872" calcext:value-type="float">
            <text:p>58.4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8-01-3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13496" calcext:value-type="float">
            <text:p>59.2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7-11-2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3824" calcext:value-type="float">
            <text:p>60.3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7-09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6928" calcext:value-type="float">
            <text:p>61.5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7-05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7-02-15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1864" calcext:value-type="float">
            <text:p>59.8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12-1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12-0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10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07-0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05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04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3328" calcext:value-type="float">
            <text:p>59.3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6-03-1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8712" calcext:value-type="float">
            <text:p>59.7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12-3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11-04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628" calcext:value-type="float">
            <text:p>61.6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08-2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0328" calcext:value-type="float">
            <text:p>62.0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06-0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8776" calcext:value-type="float">
            <text:p>59.5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04-3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076" calcext:value-type="float">
            <text:p>59.4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03-0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3848" calcext:value-type="float">
            <text:p>59.7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5-01-0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4-11-0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4-09-0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4-07-0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8168" calcext:value-type="float">
            <text:p>60.0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2224" calcext:value-type="float">
            <text:p>58.9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4-01-2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5936" calcext:value-type="float">
            <text:p>59.6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3-12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3-10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3-08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3-06-11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3-04-1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3-03-1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1576" calcext:value-type="float">
            <text:p>59.0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2-12-3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2-10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2-08-31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2-07-0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2-04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2-02-23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07528" calcext:value-type="float">
            <text:p>58.7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1-12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124" calcext:value-type="float">
            <text:p>59.4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1-10-21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1424" calcext:value-type="float">
            <text:p>60.1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1-08-26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8064" calcext:value-type="float">
            <text:p>59.9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1-06-2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1-04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1-02-1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3664" calcext:value-type="float">
            <text:p>59.0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0-12-08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0904" calcext:value-type="float">
            <text:p>59.8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0-10-20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0-09-0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0-07-0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5376" calcext:value-type="float">
            <text:p>59.0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0-04-22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8968" calcext:value-type="float">
            <text:p>58.7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10-02-2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9-12-2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2656" calcext:value-type="float">
            <text:p>60.1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9-10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8944" calcext:value-type="float">
            <text:p>59.3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9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02344" calcext:value-type="float">
            <text:p>59.9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8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004" calcext:value-type="float">
            <text:p>61.2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10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08-0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06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06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05-1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3408" calcext:value-type="float">
            <text:p>60.0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7-03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6-12-11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6-09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6-07-19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6-04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4304" calcext:value-type="float">
            <text:p>60.3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6-01-2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5-11-19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5-10-0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5-07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5-05-09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45016" calcext:value-type="float">
            <text:p>59.9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5-03-2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5-01-2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2152" calcext:value-type="float">
            <text:p>60.6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4-10-2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1832" calcext:value-type="float">
            <text:p>61.9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4-09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4-07-1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4-05-0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3536" calcext:value-type="float">
            <text:p>59.5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4-02-19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6248" calcext:value-type="float">
            <text:p>59.8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12-03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11-06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08-2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4504" calcext:value-type="float">
            <text:p>61.9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07-02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604" calcext:value-type="float">
            <text:p>59.7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02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2848" calcext:value-type="float">
            <text:p>59.3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3-01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78544" calcext:value-type="float">
            <text:p>59.9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2-10-31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0816" calcext:value-type="float">
            <text:p>60.6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452" calcext:value-type="float">
            <text:p>59.0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74" calcext:value-type="float">
            <text:p>59.2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1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1128" calcext:value-type="float">
            <text:p>60.8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12-01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10-16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07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05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03-30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02-28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2000-01-0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11-01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08-3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05-19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03-1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02-17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02-0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9-01-1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12-0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9-02 0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8-18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6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4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9792" calcext:value-type="float">
            <text:p>57.0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2-06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8-01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7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9824" calcext:value-type="float">
            <text:p>66.4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3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2168" calcext:value-type="float">
            <text:p>61.5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1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1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4776" calcext:value-type="float">
            <text:p>61.8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932" calcext:value-type="float">
            <text:p>59.3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90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356" calcext:value-type="float">
            <text:p>58.9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4336" calcext:value-type="float">
            <text:p>62.1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8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9312" calcext:value-type="float">
            <text:p>60.7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8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6584" calcext:value-type="float">
            <text:p>61.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9784" calcext:value-type="float">
            <text:p>58.4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984" calcext:value-type="float">
            <text:p>59.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5944" calcext:value-type="float">
            <text:p>62.0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4704" calcext:value-type="float">
            <text:p>59.7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1512" calcext:value-type="float">
            <text:p>60.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836" calcext:value-type="float">
            <text:p>59.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8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176" calcext:value-type="float">
            <text:p>59.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8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8088" calcext:value-type="float">
            <text:p>59.3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44432" calcext:value-type="float">
            <text:p>59.8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732" calcext:value-type="float">
            <text:p>54.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7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4392" calcext:value-type="float">
            <text:p>59.5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8536" calcext:value-type="float">
            <text:p>57.6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3976" calcext:value-type="float">
            <text:p>59.2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0736" calcext:value-type="float">
            <text:p>59.9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972" calcext:value-type="float">
            <text:p>54.9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4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3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3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1904" calcext:value-type="float">
            <text:p>60.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3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1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442118162207</text:p>
          </table:table-cell>
          <table:table-cell office:value-type="string" calcext:value-type="string">
            <text:p>24N/36E-16A07</text:p>
          </table:table-cell>
          <table:table-cell office:value-type="string" calcext:value-type="string">
            <text:p>1971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